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8dda" officeooo:paragraph-rsid="000f266b"/>
    </style:style>
    <style:style style:name="P2" style:family="paragraph" style:parent-style-name="Standard">
      <style:text-properties officeooo:rsid="00038dda" officeooo:paragraph-rsid="0016da2f"/>
    </style:style>
    <style:style style:name="P3" style:family="paragraph" style:parent-style-name="Standard" style:list-style-name="L1">
      <style:text-properties officeooo:rsid="0005b5a7" officeooo:paragraph-rsid="001138f5"/>
    </style:style>
    <style:style style:name="P4" style:family="paragraph" style:parent-style-name="Standard" style:list-style-name="L1">
      <style:text-properties officeooo:rsid="0005b5a7" officeooo:paragraph-rsid="00187bc8"/>
    </style:style>
    <style:style style:name="P5" style:family="paragraph" style:parent-style-name="Standard" style:list-style-name="L1">
      <style:text-properties fo:font-weight="normal" officeooo:paragraph-rsid="0016dc2c" style:font-weight-asian="normal" style:font-weight-complex="normal"/>
    </style:style>
    <style:style style:name="P6" style:family="paragraph" style:parent-style-name="Standard">
      <style:text-properties fo:font-weight="normal" officeooo:paragraph-rsid="001a00b5" style:font-weight-asian="normal" style:font-weight-complex="normal"/>
    </style:style>
    <style:style style:name="P7" style:family="paragraph" style:parent-style-name="Standard" style:list-style-name="L1">
      <style:text-properties officeooo:rsid="00089447" officeooo:paragraph-rsid="00089447"/>
    </style:style>
    <style:style style:name="P8" style:family="paragraph" style:parent-style-name="Standard">
      <style:text-properties fo:font-style="italic" officeooo:paragraph-rsid="00117f81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paragraph-rsid="001a00b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paragraph-rsid="001b5c0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0774d" officeooo:paragraph-rsid="001a00b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0774d" officeooo:paragraph-rsid="001b5c0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774d" officeooo:paragraph-rsid="001a00b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bold" officeooo:rsid="000bbcb6" officeooo:paragraph-rsid="001a00b5" style:font-weight-asian="bold" style:font-weight-complex="bold"/>
    </style:style>
    <style:style style:name="P15" style:family="paragraph" style:parent-style-name="Standard">
      <style:text-properties fo:font-weight="bold" officeooo:paragraph-rsid="001a00b5" style:font-weight-asian="bold" style:font-weight-complex="bold"/>
    </style:style>
    <style:style style:name="P16" style:family="paragraph" style:parent-style-name="Standard">
      <style:text-properties officeooo:rsid="000bbcb6" officeooo:paragraph-rsid="0016da2f"/>
    </style:style>
    <style:style style:name="P17" style:family="paragraph" style:parent-style-name="Standard">
      <style:text-properties officeooo:rsid="000bbcb6" officeooo:paragraph-rsid="001a00b5"/>
    </style:style>
    <style:style style:name="P18" style:family="paragraph" style:parent-style-name="Standard">
      <style:paragraph-properties fo:text-align="start" style:justify-single-word="false"/>
      <style:text-properties officeooo:rsid="000bbcb6" officeooo:paragraph-rsid="001a00b5"/>
    </style:style>
    <style:style style:name="P19" style:family="paragraph" style:parent-style-name="Standard">
      <style:text-properties officeooo:rsid="000bf82c" officeooo:paragraph-rsid="001a00b5"/>
    </style:style>
    <style:style style:name="P20" style:family="paragraph" style:parent-style-name="Standard" style:list-style-name="L1">
      <style:text-properties officeooo:paragraph-rsid="0010774d"/>
    </style:style>
    <style:style style:name="P21" style:family="paragraph" style:parent-style-name="Standard" style:list-style-name="L1">
      <style:text-properties officeooo:paragraph-rsid="001138f5"/>
    </style:style>
    <style:style style:name="P22" style:family="paragraph" style:parent-style-name="Standard" style:list-style-name="L1">
      <style:text-properties officeooo:paragraph-rsid="00187bc8"/>
    </style:style>
    <style:style style:name="P23" style:family="paragraph" style:parent-style-name="Standard" style:list-style-name="L1">
      <style:text-properties officeooo:paragraph-rsid="0019cbe9"/>
    </style:style>
    <style:style style:name="P24" style:family="paragraph" style:parent-style-name="Standard" style:list-style-name="L1">
      <style:text-properties officeooo:rsid="001138f5" officeooo:paragraph-rsid="001138f5"/>
    </style:style>
    <style:style style:name="P25" style:family="paragraph" style:parent-style-name="Standard">
      <style:text-properties officeooo:paragraph-rsid="0016da2f"/>
    </style:style>
    <style:style style:name="P26" style:family="paragraph" style:parent-style-name="Standard" style:list-style-name="L1">
      <style:text-properties officeooo:rsid="0019cbe9" officeooo:paragraph-rsid="0019cbe9"/>
    </style:style>
    <style:style style:name="P27" style:family="paragraph" style:parent-style-name="Standard">
      <style:text-properties officeooo:paragraph-rsid="0019cbe9"/>
    </style:style>
    <style:style style:name="P28" style:family="paragraph" style:parent-style-name="Standard">
      <style:text-properties officeooo:paragraph-rsid="001a00b5"/>
    </style:style>
    <style:style style:name="P29" style:family="paragraph" style:parent-style-name="Standard">
      <style:paragraph-properties fo:text-align="start" style:justify-single-word="false"/>
      <style:text-properties officeooo:paragraph-rsid="001a00b5"/>
    </style:style>
    <style:style style:name="P30" style:family="paragraph" style:parent-style-name="Standard">
      <style:paragraph-properties fo:text-align="start" style:justify-single-word="false"/>
      <style:text-properties officeooo:paragraph-rsid="001b5c0c"/>
    </style:style>
    <style:style style:name="P31" style:family="paragraph" style:parent-style-name="Standard">
      <style:paragraph-properties fo:text-align="start" style:justify-single-word="false"/>
      <style:text-properties officeooo:rsid="001b5c0c" officeooo:paragraph-rsid="001b5c0c"/>
    </style:style>
    <style:style style:name="P32" style:family="paragraph" style:parent-style-name="Standard">
      <style:paragraph-properties fo:break-before="page"/>
      <style:text-properties officeooo:rsid="0005b5a7" officeooo:paragraph-rsid="0005b5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877b" style:font-weight-asian="bold" style:font-weight-complex="bold"/>
    </style:style>
    <style:style style:name="T3" style:family="text">
      <style:text-properties fo:font-weight="bold" officeooo:rsid="001a00b5" style:font-weight-asian="bold" style:font-weight-complex="bold"/>
    </style:style>
    <style:style style:name="T4" style:family="text">
      <style:text-properties officeooo:rsid="0005b5a7"/>
    </style:style>
    <style:style style:name="T5" style:family="text">
      <style:text-properties fo:font-style="italic" officeooo:rsid="000bbcb6" style:font-style-asian="italic" style:font-style-complex="italic"/>
    </style:style>
    <style:style style:name="T6" style:family="text">
      <style:text-properties fo:font-style="italic" officeooo:rsid="000e877b" style:font-style-asian="italic" style:font-style-complex="italic"/>
    </style:style>
    <style:style style:name="T7" style:family="text">
      <style:text-properties fo:font-style="italic" officeooo:rsid="0016da2f" style:font-style-asian="italic" style:font-style-complex="italic"/>
    </style:style>
    <style:style style:name="T8" style:family="text">
      <style:text-properties fo:font-style="italic" officeooo:rsid="001a00b5" style:font-style-asian="italic" style:font-style-complex="italic"/>
    </style:style>
    <style:style style:name="T9" style:family="text">
      <style:text-properties fo:font-style="italic" officeooo:rsid="001ebd27" style:font-style-asian="italic" style:font-style-complex="italic"/>
    </style:style>
    <style:style style:name="T10" style:family="text">
      <style:text-properties fo:font-style="italic" fo:font-weight="normal" officeooo:rsid="000d175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bf8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6da2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138f5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b5c0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0aed72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16da2f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1b5c0c" style:font-style-asian="italic" style:font-weight-asian="normal" style:font-style-complex="italic" style:font-weight-complex="normal"/>
    </style:style>
    <style:style style:name="T19" style:family="text">
      <style:text-properties fo:font-style="normal" officeooo:rsid="001a00b5" style:font-style-asian="normal" style:font-style-complex="normal"/>
    </style:style>
    <style:style style:name="T20" style:family="text">
      <style:text-properties fo:font-style="normal" officeooo:rsid="001b5c0c" style:font-style-asian="normal" style:font-style-complex="normal"/>
    </style:style>
    <style:style style:name="T21" style:family="text">
      <style:text-properties fo:font-style="normal" fo:font-weight="bold" officeooo:rsid="001a00b5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e877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b5c0c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officeooo:rsid="000aed7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00b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5c0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officeooo:rsid="000d1751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187bc8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089447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0f266b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a00b5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17f81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1b5c0c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officeooo:rsid="00117f81" style:font-style-asian="normal" style:font-style-complex="normal"/>
    </style:style>
    <style:style style:name="T36" style:family="text">
      <style:text-properties fo:font-style="normal" style:text-underline-style="none" officeooo:rsid="001a00b5" style:font-style-asian="normal" style:font-style-complex="normal"/>
    </style:style>
    <style:style style:name="T37" style:family="text">
      <style:text-properties fo:font-style="normal" style:text-underline-style="none" officeooo:rsid="001b5c0c" style:font-style-asian="normal" style:font-style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ad92e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0f266b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0d1751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0b0c7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0e877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0774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17f81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6da2f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87bc8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08944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1a00b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1ebd27" style:font-style-asian="normal" style:font-weight-asian="normal" style:font-style-complex="normal" style:font-weight-complex="normal"/>
    </style:style>
    <style:style style:name="T51" style:family="text">
      <style:text-properties officeooo:rsid="000a467f"/>
    </style:style>
    <style:style style:name="T52" style:family="text">
      <style:text-properties style:text-position="super 58%" fo:font-style="normal" style:text-underline-style="none" fo:font-weight="normal" officeooo:rsid="000ad92e" style:font-style-asian="normal" style:font-weight-asian="normal" style:font-style-complex="normal" style:font-weight-complex="normal"/>
    </style:style>
    <style:style style:name="T53" style:family="text">
      <style:text-properties style:text-position="super 58%" fo:font-style="normal" style:text-underline-style="none" fo:font-weight="normal" officeooo:rsid="00187bc8" style:font-style-asian="normal" style:font-weight-asian="normal" style:font-style-complex="normal" style:font-weight-complex="normal"/>
    </style:style>
    <style:style style:name="T54" style:family="text">
      <style:text-properties officeooo:rsid="000aed72"/>
    </style:style>
    <style:style style:name="T55" style:family="text">
      <style:text-properties style:text-underline-style="solid" style:text-underline-width="auto" style:text-underline-color="font-color" officeooo:rsid="0005b5a7"/>
    </style:style>
    <style:style style:name="T56" style:family="text">
      <style:text-properties style:text-underline-style="solid" style:text-underline-width="auto" style:text-underline-color="font-color" officeooo:rsid="000a467f"/>
    </style:style>
    <style:style style:name="T57" style:family="text">
      <style:text-properties officeooo:rsid="000d1751"/>
    </style:style>
    <style:style style:name="T58" style:family="text">
      <style:text-properties style:text-underline-style="none" fo:font-weight="normal" officeooo:rsid="000ad92e" style:font-weight-asian="normal" style:font-weight-complex="normal"/>
    </style:style>
    <style:style style:name="T59" style:family="text">
      <style:text-properties style:text-underline-style="none" fo:font-weight="normal" officeooo:rsid="001138f5" style:font-weight-asian="normal" style:font-weight-complex="normal"/>
    </style:style>
    <style:style style:name="T60" style:family="text">
      <style:text-properties style:text-underline-style="none" fo:font-weight="normal" officeooo:rsid="0010774d" style:font-weight-asian="normal" style:font-weight-complex="normal"/>
    </style:style>
    <style:style style:name="T61" style:family="text">
      <style:text-properties style:text-underline-style="none" fo:font-weight="normal" officeooo:rsid="0019cbe9" style:font-weight-asian="normal" style:font-weight-complex="normal"/>
    </style:style>
    <style:style style:name="T62" style:family="text">
      <style:text-properties style:text-underline-style="none" officeooo:rsid="000bbcb6"/>
    </style:style>
    <style:style style:name="T63" style:family="text">
      <style:text-properties style:text-underline-style="none" officeooo:rsid="000e877b"/>
    </style:style>
    <style:style style:name="T64" style:family="text">
      <style:text-properties style:text-underline-style="none" officeooo:rsid="0005b5a7"/>
    </style:style>
    <style:style style:name="T65" style:family="text">
      <style:text-properties style:text-underline-style="none" officeooo:rsid="00117f81"/>
    </style:style>
    <style:style style:name="T66" style:family="text">
      <style:text-properties style:text-underline-style="none" officeooo:rsid="0016da2f"/>
    </style:style>
    <style:style style:name="T67" style:family="text">
      <style:text-properties style:text-underline-style="none" officeooo:rsid="000a467f"/>
    </style:style>
    <style:style style:name="T68" style:family="text">
      <style:text-properties style:text-underline-style="none" officeooo:rsid="00187bc8"/>
    </style:style>
    <style:style style:name="T69" style:family="text">
      <style:text-properties style:text-underline-style="none" officeooo:rsid="0016dc2c"/>
    </style:style>
    <style:style style:name="T70" style:family="text">
      <style:text-properties style:text-underline-style="none" officeooo:rsid="001a00b5"/>
    </style:style>
    <style:style style:name="T71" style:family="text">
      <style:text-properties style:text-underline-style="none" officeooo:rsid="001b5c0c"/>
    </style:style>
    <style:style style:name="T72" style:family="text">
      <style:text-properties officeooo:rsid="001138f5"/>
    </style:style>
    <style:style style:name="T73" style:family="text">
      <style:text-properties officeooo:rsid="0019cbe9"/>
    </style:style>
    <style:style style:name="T74" style:family="text">
      <style:text-properties officeooo:rsid="001a00b5"/>
    </style:style>
    <style:style style:name="T75" style:family="text">
      <style:text-properties officeooo:rsid="001b5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<text:span text:style-name="T54">for echo-tcp.cap (file contents)</text:span></text:p>
      <text:p text:style-name="P19"><text:span text:style-name="T25"/></text:p>
      <text:p text:style-name="P19"><text:span text:style-name="T21">1</text:span><text:span text:style-name="T23"># <text:s text:c="3"/></text:span><text:span text:style-name="T25">By completing a simple </text:span><text:span text:style-name="T24">c</text:span><text:span text:style-name="T51">ount of packets </text:span><text:span text:style-name="T56">by source</text:span><text:span text:style-name="T67"> </text:span><text:span text:style-name="T66">with this </text:span><text:span text:style-name="T70">filter in wireshark </text:span><text:span text:style-name="T62">I was able to </text:span><text:span text:style-name="T63">see additional transmissions from the echo client versus the echo server, but unable to identify what root cause was of this. <text:s/></text:span></text:p>
      <text:p text:style-name="P2"><text:tab/>ip.src_host=="192.168.1.10" <text:s text:c="4"/>displays 7 packets<text:tab/>(2ECHO and 5 TCP protocol)</text:p>
      <text:p text:style-name="P2"><text:tab/>ip.src_host==”192.168.1.12”<text:tab/> <text:s text:c="3"/>displays 4 packets <text:s/>(2 ECHO and 2 TCP protocol)</text:p>
      <text:p text:style-name="P16"><text:span text:style-name="T6"/></text:p>
      <text:p text:style-name="P16"><text:span text:style-name="T32"/></text:p>
      <text:p text:style-name="P18"><text:span text:style-name="T32">Question: <text:s/>Was the 1-to-1 </text:span><text:span text:style-name="T31">correspondence </text:span><text:span text:style-name="T32">of TCP to ECHO between 3 and 10 </text:span><text:span text:style-name="T31">a coincidence...</text:span><text:span text:style-name="T32">in other words is the cause </text:span><text:span text:style-name="T2">application specific to the echo program or related to something else possibly transmission control protocol? <text:s/></text:span></text:p>
      <text:p text:style-name="P16"/>
      <text:p text:style-name="P17"><text:span text:style-name="T3">2# <text:s text:c="3"/></text:span><text:span text:style-name="T74">ECHO frame counts were equal on both hosts (messages coming and going suggest therefore that a lower layer i.e. not the application layer is responsible). <text:s/></text:span></text:p>
      <text:p text:style-name="P17"><text:span text:style-name="T21"/></text:p>
      <text:p text:style-name="P17"><text:span text:style-name="T21">Question: What is the cause of </text:span><text:span text:style-name="T23">these </text:span><text:span text:style-name="T21">unbalanced counts </text:span><text:span text:style-name="T23">going in each </text:span><text:span text:style-name="T21">direction </text:span><text:span text:style-name="T23">is </text:span><text:span text:style-name="T21">TCP or ECHO </text:span><text:span text:style-name="T23">the culprit</text:span><text:span text:style-name="T22">?</text:span></text:p>
      <text:p text:style-name="P14"><text:span text:style-name="T8"/></text:p>
      <text:p text:style-name="P14"><text:span text:style-name="T8"/></text:p>
      <text:p text:style-name="P15"><text:span text:style-name="T36">3</text:span><text:span text:style-name="T37"># <text:s text:c="3"/></text:span><text:span text:style-name="T45">Another helpful thing to notice is that TCP used Port 7 (for </text:span><text:span text:style-name="T49">the echo </text:span><text:span text:style-name="T45">server) and Port 1478 (on </text:span><text:span text:style-name="T49">echo </text:span><text:span text:style-name="T45">client). <text:s/>And ECHO and TCP </text:span><text:span text:style-name="T49">did </text:span><text:span text:style-name="T45">use consistent ports with one another as well!!!</text:span></text:p>
      <text:p text:style-name="P6"><text:span text:style-name="T35"/></text:p>
      <text:p text:style-name="P28"><text:span text:style-name="T32">Question: </text:span><text:span text:style-name="T34">Are these ports common to other applications as well?</text:span></text:p>
      <text:p text:style-name="P28"><text:span text:style-name="T32"/></text:p>
      <text:p text:style-name="P28"><text:span text:style-name="T32"/></text:p>
      <text:p text:style-name="P28"><text:span text:style-name="T32">4</text:span><text:span text:style-name="T34"># <text:s text:c="4"/></text:span><text:span text:style-name="T49">The EIGHT P</text:span><text:span text:style-name="T42">ackets between </text:span><text:span text:style-name="T49">frames </text:span><text:span text:style-name="T42">3 and 10 </text:span><text:span text:style-name="T49">comprised of </text:span><text:span text:style-name="T42">4 ECHO and 4 TCP </text:span><text:span text:style-name="T49">packets</text:span><text:span text:style-name="T42"> </text:span><text:span text:style-name="T49">were </text:span><text:span text:style-name="T42">very confusing in terms of </text:span><text:span text:style-name="T49">the </text:span><text:span text:style-name="T42">sequence</text:span><text:span text:style-name="T49">.</text:span></text:p>
      <text:p text:style-name="P29"><text:span text:style-name="T32"/></text:p>
      <text:p text:style-name="P9"><text:span text:style-name="T74">Question: Why TCP packets were MORE on the side of client versus server? Is this a transmitter versus receiver issue? </text:span></text:p>
      <text:p text:style-name="P13"/>
      <text:p text:style-name="P11"/>
      <text:p text:style-name="P31"><text:span text:style-name="T29">#5</text:span><text:span text:style-name="T38"> <text:s text:c="5"/>A general question about capturing and wireshark and the data produced in the process.</text:span></text:p>
      <text:p text:style-name="P10"/>
      <text:p text:style-name="P10"><text:span text:style-name="T75">Question: Is there a distinction made among </text:span><text:span text:style-name="T66">captured data </text:span><text:span text:style-name="T71">(packets) </text:span><text:span text:style-name="T66">and </text:span><text:span text:style-name="T71">the calculations / analaysis (metadata) </text:span><text:span text:style-name="T66">produced by </text:span><text:span text:style-name="T71">the capture tool itself, like wireshark?</text:span></text:p>
      <text:p text:style-name="P9"/>
      <text:p text:style-name="P29"><text:span text:style-name="T12"/></text:p>
      <text:p text:style-name="P32"><text:span text:style-name="T7">More </text:span><text:span text:style-name="T5">Observations </text:span><text:span text:style-name="T9">from </text:span><text:span text:style-name="T7">Wireshark</text:span></text:p>
      <text:list xml:id="list573214357" text:style-name="L1">
        <text:list-item>
          <text:p text:style-name="P7"><text:span text:style-name="T72">Frame P</text:span>ackets encapsulated in TCP/IP + Ethernet</text:p>
        </text:list-item>
        <text:list-item>
          <text:p text:style-name="P5"><text:span text:style-name="T69">11 frames comprised of 2 initial </text:span><text:span text:style-name="T68">packets</text:span><text:span text:style-name="T69">, 8 </text:span><text:span text:style-name="T68">packets in the middle (3-10), and </text:span><text:span text:style-name="T69">1 conn reset </text:span><text:span text:style-name="T68">packet</text:span></text:p>
          <text:list>
            <text:list-item>
              <text:p text:style-name="P20"><text:span text:style-name="T61">Sequence of frames</text:span></text:p>
              <text:list>
                <text:list-item>
                  <text:p text:style-name="P4"><text:span text:style-name="T41">T</text:span><text:span text:style-name="T42">he </text:span><text:span text:style-name="T39">1</text:span><text:span text:style-name="T52">st</text:span><text:span text:style-name="T39"> </text:span><text:span text:style-name="T41">ECHO </text:span><text:span text:style-name="T43">Request </text:span><text:span text:style-name="T39">was 57 bytes </text:span><text:span text:style-name="T47">followed by a Response</text:span></text:p>
                </text:list-item>
                <text:list-item>
                  <text:p text:style-name="P4"><text:span text:style-name="T47">The 2</text:span><text:span text:style-name="T53">nd</text:span><text:span text:style-name="T47"> ECHO Request followed by a Response as well</text:span><text:span text:style-name="T58">.</text:span></text:p>
                  <text:list>
                    <text:list-item>
                      <text:p text:style-name="P3"><text:span text:style-name="T57">Each Request followed by a Response </text:span><text:span text:style-name="T27">suggest</text:span><text:span text:style-name="T28">s </text:span><text:span text:style-name="T27">good communication</text:span></text:p>
                    </text:list-item>
                  </text:list>
                </text:list-item>
              </text:list>
            </text:list-item>
            <text:list-item>
              <text:p text:style-name="P24">Packet details for TCP <text:span text:style-name="T73">and ECHO</text:span></text:p>
              <text:list>
                <text:list-item>
                  <text:p text:style-name="P21"><text:span text:style-name="T60">TCP Packets and ECHO packets share ACK </text:span><text:span text:style-name="T59">flag </text:span><text:span text:style-name="T60">in common, but ECHO has PSH as well</text:span></text:p>
                </text:list-item>
                <text:list-item>
                  <text:p text:style-name="P23"><text:span text:style-name="T43">ECHO </text:span><text:span text:style-name="T48">packet has flags PSH </text:span><text:span text:style-name="T47">(</text:span><text:span text:style-name="T48">Push</text:span><text:span text:style-name="T47">) and ACK (</text:span><text:span text:style-name="T48">Acknowledgement</text:span><text:span text:style-name="T47">) for Response only</text:span></text:p>
                </text:list-item>
              </text:list>
            </text:list-item>
            <text:list-item>
              <text:p text:style-name="P26"><text:span text:style-name="T40">T</text:span><text:span text:style-name="T38">CP </text:span><text:span text:style-name="T50">Packet details</text:span></text:p>
              <text:list>
                <text:list-item>
                  <text:p text:style-name="P22"><text:span text:style-name="T40">Besides </text:span><text:span text:style-name="T44">the first two </text:span><text:span text:style-name="T45">TCP </text:span><text:span text:style-name="T44">frames special SYN and ACK flags, </text:span></text:p>
                </text:list-item>
                <text:list-item>
                  <text:p text:style-name="P23"><text:span text:style-name="T47">other </text:span><text:span text:style-name="T45">TCP </text:span><text:span text:style-name="T44">packets </text:span><text:span text:style-name="T45">contain </text:span><text:span text:style-name="T44">ACK </text:span><text:span text:style-name="T45">flag in case of last packet there is a</text:span><text:span text:style-name="T47">lso</text:span><text:span text:style-name="T45"> RST (conn reset) </text:span></text:p>
                </text:list-item>
              </text:list>
            </text:list-item>
          </text:list>
        </text:list-item>
      </text:list>
      <text:p text:style-name="P27"><text:span text:style-name="T45"/></text:p>
      <text:p text:style-name="P27"><text:span text:style-name="T45"/></text:p>
      <text:p text:style-name="P12"/>
      <text:p text:style-name="P12"/>
      <text:p text:style-name="P12"><text:span text:style-name="T74">More Focus Questions about ECHO/TCP</text:span></text:p>
      <text:p text:style-name="P30"><text:span text:style-name="T11">Why </text:span><text:span text:style-name="T14">is </text:span><text:span text:style-name="T11">TTL </text:span><text:span text:style-name="T12">longer for ECHO </text:span><text:span text:style-name="T11">Request than </text:span><text:span text:style-name="T10">for ECHO </text:span><text:span text:style-name="T11">Response?</text:span></text:p>
      <text:p text:style-name="P30"><text:span text:style-name="T17">What is the beginn</text:span><text:span text:style-name="T18">ing level </text:span><text:span text:style-name="T17">discussion about window sizes </text:span><text:span text:style-name="T18">with TCP</text:span><text:span text:style-name="T17">?</text:span></text:p>
      <text:p text:style-name="P30"><text:span text:style-name="T17"/></text:p>
      <text:p text:style-name="P28"><text:span text:style-name="T30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/></text:p>
      <text:p text:style-name="P8"><text:span text:style-name="T66">Further </text:span><text:span text:style-name="T65">Analysis </text:span></text:p>
      <text:p text:style-name="P25"><text:span text:style-name="T54">Wireshark exposed from this file the two ip addresses in communications over ethernet for the TCP/IP and each host acting as either sender or receiver at times during transmissions. <text:s/>Assessing the ECHO requests and responses show 192.168.1.10 was the client </text:span><text:span text:style-name="T64">computer </text:span><text:span text:style-name="T55">making a request to the echo server</text:span><text:span text:style-name="T64">. <text:s text:c="3"/>192.168.1.12</text:span><text:span text:style-name="T4"> was the Echo server.</text:span><text:span text:style-name="T15"> <text:s/></text:span><text:span text:style-name="T45">The details of ECHO payload in Wireshark contain little beyond a hexadecimal number so the focus is more on the overlap </text:span><text:span text:style-name="T46">of ECHO </text:span><text:span text:style-name="T45">with TCP. <text:s/></text:span></text:p>
      <text:p text:style-name="P25"><text:span text:style-name="T45"/></text:p>
      <text:p text:style-name="P25"><text:span text:style-name="T33"/></text:p>
      <text:p text:style-name="P25"><text:span text:style-name="T33"/></text:p>
      <text:p text:style-name="P3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2:27:47.623503638</meta:creation-date>
    <dc:date>2018-09-22T02:44:46.410795536</dc:date>
    <meta:editing-duration>PT2H15M42S</meta:editing-duration>
    <meta:editing-cycles>21</meta:editing-cycles>
    <meta:generator>LibreOffice/6.0.1.1$Linux_X86_64 LibreOffice_project/00m0$Build-1</meta:generator>
    <meta:print-date>2018-09-22T02:44:48.602021045</meta:print-date>
    <meta:document-statistic meta:table-count="0" meta:image-count="0" meta:object-count="0" meta:page-count="2" meta:paragraph-count="31" meta:word-count="519" meta:character-count="3064" meta:non-whitespace-character-count="2540"/>
  </office:meta>
</office:document-meta>
</file>